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4.065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2.749cm" style:use-optimal-column-width="false"/>
    </style:style>
    <style:style style:name="co5" style:family="table-column">
      <style:table-column-properties style:column-width="3.417cm" style:use-optimal-column-width="false"/>
    </style:style>
    <style:style style:name="co6" style:family="table-column">
      <style:table-column-properties style:column-width="2.722cm" style:use-optimal-column-width="false"/>
    </style:style>
    <style:style style:name="co7" style:family="table-column">
      <style:table-column-properties style:column-width="4.034cm" style:use-optimal-column-width="false"/>
    </style:style>
    <style:style style:name="ro1" style:family="table-row">
      <style:table-row-properties style:row-height="1.314cm" style:use-optimal-row-height="false"/>
    </style:style>
    <style:style style:name="ro2" style:family="table-row">
      <style:table-row-properties style:row-height="1.095cm" style:use-optimal-row-height="false"/>
    </style:style>
    <style:style style:name="ro3" style:family="table-row">
      <style:table-row-properties style:row-height="1.531cm" style:use-optimal-row-height="false"/>
    </style:style>
    <style:style style:name="ro4" style:family="table-row">
      <style:table-row-properties style:row-height="1.9cm" style:use-optimal-row-height="false"/>
    </style:style>
    <style:style style:name="ro5" style:family="table-row">
      <style:table-row-properties style:row-height="0.911cm" style:use-optimal-row-height="false"/>
    </style:style>
    <style:style style:name="ro6" style:family="table-row">
      <style:table-row-properties style:row-height="1.539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text-align="center" style:text-autospace="none"/>
      <style:text-properties fo:font-size="14pt" style:font-size-asian="14pt" style:font-size-complex="14pt"/>
    </style:style>
    <style:style style:name="ce3" style:family="table-cell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text-align="center" style:text-autospace="none"/>
      <style:text-properties fo:font-size="14pt" style:font-size-asian="14pt" style:font-size-complex="14pt"/>
    </style:style>
    <style:style style:name="P2" style:family="paragraph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standard" draw:layer="layout" svg:width="23.617cm" svg:height="13.345cm" svg:x="1.934cm" svg:y="1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">128</text:p>
              </table:table-cell>
              <table:table-cell>
                <text:p text:style-name="P1">135</text:p>
              </table:table-cell>
              <table:table-cell>
                <text:p text:style-name="P1">129</text:p>
              </table:table-cell>
              <table:table-cell>
                <text:p text:style-name="P1">137</text:p>
              </table:table-cell>
              <table:table-cell>
                <text:p text:style-name="P1">136</text:p>
              </table:table-cell>
              <table:table-cell>
                <text:p text:style-name="P1">127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2">開源</text:p>
              </table:table-cell>
              <table:table-cell>
                <text:p text:style-name="P2">商業</text:p>
              </table:table-cell>
              <table:table-cell>
                <text:p text:style-name="P2">Zextras </text:p>
              </table:table-cell>
              <table:table-cell>
                <text:p text:style-name="P2">docker</text:p>
              </table:table-cell>
              <table:table-cell/>
              <table:table-cell>
                <text:p text:style-name="P2">docker</text:p>
              </table:table-cell>
            </table:table-row>
            <table:table-row table:style-name="ro3" table:default-cell-style-name="ce3">
              <table:table-cell table:style-name="ce2">
                <text:p text:style-name="P1">功能</text:p>
              </table:table-cell>
              <table:table-cell>
                <text:p text:style-name="P2">Zimbra 9 OSE</text:p>
              </table:table-cell>
              <table:table-cell>
                <text:p text:style-name="P2">Zimbra 9 Net</text:p>
              </table:table-cell>
              <table:table-cell>
                <text:p text:style-name="P2">Carbonio</text:p>
              </table:table-cell>
              <table:table-cell>
                <text:p text:style-name="P2">Mailserver</text:p>
              </table:table-cell>
              <table:table-cell>
                <text:p text:style-name="P2">iRedMail</text:p>
              </table:table-cell>
              <table:table-cell>
                <text:p text:style-name="P2">mailcow</text:p>
              </table:table-cell>
            </table:table-row>
            <table:table-row table:style-name="ro2" table:default-cell-style-name="ce2">
              <table:table-cell>
                <text:p text:style-name="P1">中文 UI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○</text:p>
              </table:table-cell>
              <table:table-cell>
                <text:p text:style-name="P1">○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</table:table-row>
            <table:table-row table:style-name="ro4" table:default-cell-style-name="ce2">
              <table:table-cell>
                <text:p text:style-name="P1">日歷/會議行程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○</text:p>
              </table:table-cell>
              <table:table-cell>
                <text:p text:style-name="P1">○</text:p>
              </table:table-cell>
              <table:table-cell>
                <text:p text:style-name="P1">●</text:p>
              </table:table-cell>
            </table:table-row>
            <table:table-row table:style-name="ro5" table:default-cell-style-name="ce2">
              <table:table-cell>
                <text:p text:style-name="P1">ClamAV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</table:table-row>
            <table:table-row table:style-name="ro2" table:default-cell-style-name="ce2">
              <table:table-cell>
                <text:p text:style-name="P1">垃圾信篩選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</table:table-row>
            <table:table-row table:style-name="ro2" table:default-cell-style-name="ce2">
              <table:table-cell>
                <text:p text:style-name="P1">備份</text:p>
              </table:table-cell>
              <table:table-cell>
                <text:p text:style-name="P1">●</text:p>
              </table:table-cell>
              <table:table-cell>
                <text:p text:style-name="P1">●</text:p>
              </table:table-cell>
              <table:table-cell table:style-name="ce4"/>
              <table:table-cell>
                <text:p text:style-name="P1">○</text:p>
              </table:table-cell>
              <table:table-cell>
                <text:p text:style-name="P1">○</text:p>
              </table:table-cell>
              <table:table-cell>
                <text:p text:style-name="P1">●</text:p>
              </table:table-cell>
            </table:table-row>
            <table:table-row table:style-name="ro2" table:default-cell-style-name="ce2">
              <table:table-cell>
                <text:p text:style-name="P1">線上文件</text:p>
              </table:table-cell>
              <table:table-cell>
                <text:p text:style-name="P1">＊</text:p>
              </table:table-cell>
              <table:table-cell>
                <text:p text:style-name="P1">●</text:p>
              </table:table-cell>
              <table:table-cell table:style-name="ce4"/>
              <table:table-cell>
                <text:p text:style-name="P1">○</text:p>
              </table:table-cell>
              <table:table-cell>
                <text:p text:style-name="P1">○</text:p>
              </table:table-cell>
              <table:table-cell>
                <text:p text:style-name="P1">○</text:p>
              </table:table-cell>
            </table:table-row>
            <table:table-row table:style-name="ro6" table:default-cell-style-name="ce2">
              <table:table-cell>
                <text:p text:style-name="P1">API nextcould</text:p>
              </table:table-cell>
              <table:table-cell>
                <text:p text:style-name="P1">＊</text:p>
              </table:table-cell>
              <table:table-cell>
                <text:p text:style-name="P1">＊</text:p>
              </table:table-cell>
              <table:table-cell table:style-name="ce4"/>
              <table:table-cell>
                <text:p text:style-name="P1">○</text:p>
              </table:table-cell>
              <table:table-cell>
                <text:p text:style-name="P1">○</text:p>
              </table:table-cell>
              <table:table-cell>
                <text:p text:style-name="P1">○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5.908cm" svg:height="14.37cm" svg:x="1.016cm" svg:y="0.87cm">
          <draw:text-box>
            <text:p>[經驗分享] Zimbra 9 開源政策議題 2020.05</text:p>
            <text:p>http://blog.jason.tools/2020/05/zimbra-opensource-policy-change.html</text:p>
            <text:p>而自 Zimbra 9 開始採取 Open Source Core 政策，除了 Modern UI 外，原先開源的部份會繼續提供，亦即表示我們往後仍然可以使用開源版的 Zimbra 9 核心，只是沒有新的 UI 可以使用。</text:p>
            <text:p>** Zimbra 9 並非全新開發的架構版本，它是基於 Zimbra 8.8.15 為基底，搭配全新開發的 Modern UI 而成。它的下一代才會是一個全新開發的架構，但尚未確認新產品的名稱以及預計時程。</text:p>
            <text:p/>
            <text:p>[zeXtras 說法]幾年前收購 Zimbra 的 Synacor 決定在 2020 年改變其開源政策。這導致官方停止發布Zimbra9 開源版本。然而，Synacor為Zimbra 用戶提供了Zimbra9&lt;https://github.com/Zimbra/zm-build&gt; 源代碼來創建他們自己的構建，這需要多年的經驗。另一方面，一直擴展 Zimbra 功能並對 Zimbra 結構有深入了解的Zextras負責構建基於 Zimbra 的專業Zimbra 9 開源版本</text:p>
            <text:p/>
            <text:p>## Drive 與 Docs 兩大元件僅在 Zimbra NE (Network Edition) 商用版本有提供， </text:p>
            <text:p>## Zimbra OSE (Open Source Edition) 開源版本是沒有官方整合下載點&lt;只提供GIT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2-05-20T09:30:46.489000000</dc:date>
    <meta:editing-duration>PT7M5S</meta:editing-duration>
    <meta:editing-cycles>5</meta:editing-cycles>
    <meta:document-statistic meta:object-count="27"/>
  </office:meta>
</office:document-meta>
</file>